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List of Delegates to the United States House of Representatives from American Samoa</text:p>
      <text:p text:style-name="Preformatted_20_Text">From Wikipedia, the free encyclopedia</text:p>
      <text:p text:style-name="Preformatted_20_Text">https://en.wikipedia.org/wiki/List%20of%20Delegates%20to%20the%20United%20States%20House%20of%20Representatives%20from%20American%20Samoa</text:p>
      <text:p text:style-name="Preformatted_20_Text">Licensed under CC BY-SA 3.0:</text:p>
      <text:p text:style-name="Preformatted_20_Text">https://en.wikipedia.org/wiki/Wikipedia:Text_of_Creative_Commons_Attribution-ShareAlike_3.0_Unported_License</text:p>
      <text:p text:style-name="Preformatted_20_Text"/>
      <text:p text:style-name="Preformatted_20_Text">List of Delegates to the United States House of Representatives from American Samoa</text:p>
      <text:p text:style-name="Preformatted_20_Text"><text:s text:c="4"/>• Delegates of American Samoa to the United States House of Representatives are politicians elected to the United States House of Representatives by the unincorporated territory of American Samoa.</text:p>
      <text:p text:style-name="Preformatted_20_Text"><text:s text:c="4"/>• This is a complete list of delegates to the United States House of Representatives from American Samoa.</text:p>
      <text:p text:style-name="Preformatted_20_Text"><text:s text:c="4"/>• As an unincorporated territory, American Samoa does not have the right to elect senators, but is able to elect a single non-voting delegate to the House.</text:p>
      <text:p text:style-name="Preformatted_20_Text">Delegates of American Samoa to the United States House of Representatives are politicians elected to the United States House of Representatives by the unincorporated territory of American Samoa. As an unincorporated territory, American Samoa does not have the right to elect senators, but is able to elect a single non-voting delegate to the House. The delegate can participate in, and vote, in committees. The right to elect a delegate was granted on October 31, 1978, and the first delegate was elected in 1981.</text:p>
      <text:p text:style-name="Preformatted_20_Text">This is a complete list of delegates to the United States House of Representatives from American Samoa.</text:p>
      <text:p text:style-name="Preformatted_20_Text">Note: From 1970 to 1978, American Samoa sent an unofficial "Delegate-at-large" to lobby for formal admission to the House of Representatives; they were A. U. Fuimaono from 1970 to 1974, and A. P. Lutali from 1975 to 1977.</text:p>
      <text:p text:style-name="Preformatted_20_Text">1Resigned September 6, 1988.</text:p>
      <text:p text:style-name="Preformatted_20_Text">Ke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4" meta:word-count="255" meta:character-count="1812" meta:non-whitespace-character-count="1559"/>
    <meta:generator>LibreOffice/6.0.7.3$Linux_X86_64 LibreOffice_project/00m0$Build-3</meta:generator>
  </office:meta>
</office:document-meta>
</file>